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" svg:font-family="TimesNewRoman" style:font-pitch="variable"/>
    <style:font-face style:name="TimesNewRoman,Italic" svg:font-family="'TimesNewRoman,Italic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89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4.183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Excel_20_Built-in_20_Normal">
      <style:table-cell-properties style:vertical-align="top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vertical-align="top"/>
    </style:style>
    <style:style style:name="ce4" style:family="table-cell" style:parent-style-name="Excel_20_Built-in_20_Normal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style:vertical-align="top"/>
      <style:text-properties fo:color="#000000" style:text-outline="false" style:text-line-through-style="none" style:font-name="TimesNewRoman,Italic" fo:font-size="12pt" fo:font-style="normal" fo:text-shadow="none" style:text-underline-style="none" fo:font-weight="normal" style:font-size-asian="12pt" style:font-style-asian="normal" style:font-weight-asian="normal" style:font-name-complex="TimesNewRoman,Italic" style:font-size-complex="12pt" style:font-style-complex="normal" style:font-weight-complex="normal"/>
    </style:style>
    <style:style style:name="ce6" style:family="table-cell" style:parent-style-name="Default">
      <style:table-cell-properties fo:wrap-option="wrap" style:vertical-align="top"/>
    </style:style>
    <style:style style:name="gr1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601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Calibri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Calibri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Calibri" style:font-pitch="variable" fo:font-size="10pt" fo:font-style="normal" fo:text-shadow="none" style:text-underline-style="none" fo:font-weight="normal" style:font-size-asian="10pt" style:font-style-asian="normal" style:font-weight-asian="normal" style:font-family-complex="Calibri" style:font-pitch-complex="variable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NewRoman" fo:font-size="12pt" fo:font-style="normal" fo:text-shadow="none" style:text-underline-style="none" fo:font-weight="normal" style:font-size-asian="12pt" style:font-style-asian="normal" style:font-weight-asian="normal" style:font-name-complex="TimesNew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NewRoman,Italic" fo:font-size="12pt" fo:font-style="normal" fo:text-shadow="none" style:text-underline-style="none" fo:font-weight="normal" style:font-size-asian="12pt" style:font-style-asian="normal" style:font-weight-asian="normal" style:font-name-complex="TimesNewRoman,Italic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row table:style-name="ro1" table:number-rows-repeated="3">
          <table:table-cell table:number-columns-repeated="4"/>
        </table:table-row>
        <table:table-row table:style-name="ro2">
          <table:table-cell table:style-name="ce2" office:value-type="string">
            <text:p>Tort Issues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3">
          <table:table-cell table:style-name="ce4" office:value-type="string">
            <text:p>1. ASSAULT? </text:p>
          </table:table-cell>
          <table:table-cell/>
          <table:table-cell office:value-type="string">
            <text:p>Assault: apprehension of battery, Intentional act is act done for purpose of causing the result that produces injury.</text:p>
          </table:table-cell>
          <table:table-cell office:value-type="string">
            <text:p>Intentional Act done to cause and which causes reasonable apprehension of battery, a harmful and offensive touching of the person. Intentional act is done for purpose of causing or with knowledge with reasonable certainty that it will cause the results that produces injury.</text:p>
          </table:table-cell>
        </table:table-row>
        <table:table-row table:style-name="ro2">
          <table:table-cell table:style-name="ce3" office:value-type="string">
            <text:p>2. BATTERY?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3" office:value-type="string">
            <text:p>3. CONVERS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. FALSE IMPRISONM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. INTENTIONAL INFLICTION OF EMOTIONAL DISTRES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6. TRESPASS TO LAND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7. TRESPASS TO CHATTEL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8. TRANSFERRED INTENT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9. DAMAGES for TORT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0. DEFENSE of DISCIPLIN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1. DEFENSE of AUTHORITY OF LAW (PREVENTION OF CRIME)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2. DEFENSE of RECAPTUR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3. DEFENSE of NECESSI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4. DEFENSE of CONS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5. DEFENSE of OTHER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6. DEFENSE of PROPERTY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7. SELF-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8. DEFENSE of INFANCY, INSANITY or INCOMPETENCE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4">
          <table:table-cell table:style-name="ce4" office:value-type="string">
            <text:p>19. NEGLIGENCE?</text:p>
          </table:table-cell>
          <table:table-cell/>
          <table:table-cell office:value-type="string">
            <text:p>Failure to exercise that degree of care that a reasonable person would use in same situation.</text:p>
          </table:table-cell>
          <table:table-cell office:value-type="string">
            <text:p>Failure to exercise that degree of care that a reasonable person would use in the same situation.</text:p>
          </table:table-cell>
        </table:table-row>
        <table:table-row table:style-name="ro2">
          <table:table-cell table:style-name="ce3" office:value-type="string">
            <text:p>20. STRICT LIABILITY in NEGLIGENCE?</text:p>
          </table:table-cell>
          <table:table-cell table:number-columns-repeated="3"/>
        </table:table-row>
        <table:table-row table:style-name="ro5">
          <table:table-cell table:style-name="ce3" office:value-type="string">
            <text:p>21. DUTY?</text:p>
          </table:table-cell>
          <table:table-cell/>
          <table:table-cell office:value-type="string">
            <text:p>No duty do defend others from harm, duty arises in case of five situations. SCRAP. 1. Statute, 2. Contract, 3. Relationship, 4. Assumption, 5. Peril to plaintiff caused by defendant.</text:p>
          </table:table-cell>
          <table:table-cell/>
        </table:table-row>
        <table:table-row table:style-name="ro2">
          <table:table-cell table:style-name="ce3" office:value-type="string">
            <text:p>22. NEGLIGENCE PER 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3. DUTY BASED ON PERIL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4. DUTY BASED ON PREMISES LIABILI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5. ATTRACTIVE NUISANCE DOCTRIN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6. LIABILITY BASED ON RESCUER DOCTRINE / FIREMAN’S RUL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7. BREACH of du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8. BREACH based on RES IPSA LOQUITU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9. BREACH BASED ON NEGLIGENT ENTRUSTM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0. RESPONDEAT SUPERIO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1. VICARIOUS LIABILITY for JOINT ENTERPRI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2. LIABILITY for acts of an INDEPENDENT CONTRACTO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3. The ACTUAL CAUSE or a SUBSTANTIAL FACTOR causing injur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4. PROXIMATE CAU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5. EGG SHELL PLAINTIFF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6. CONTRIBUTORY or COMPARATIVE NEGLIGENC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7. ASSUMPTION OF THE RISK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8. NEGLIGENT INFLICTION OF EMOTIONAL DISTRESS (NIED)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39. PRODUCTS LIABILITY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40. DEFAMATION? 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41. FALSE LIGH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2. APPROPRIATION of likenes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3. INTRUSION into the plaintiff’s solitud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4. PUBLIC DISCLOSURE OF PRIVATE FACTS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45. PRIVATE NUISANC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6. PUBLIC NUISANCE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47. MALICIOUS PROSECU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8. ABUSE OF PROCES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9. ILLEGAL INTERFERENC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0. DECEIT (or FRAUD or MISREPRESENTATION)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1. NONDISCLOSURE (CONCEALMENT)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2. TORT RESTITUTION 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2" office:value-type="string">
            <text:p>ContractIssues</text:p>
          </table:table-cell>
          <table:table-cell table:number-columns-repeated="3"/>
        </table:table-row>
        <table:table-row table:style-name="ro2">
          <table:table-cell table:style-name="ce2" office:value-type="string">
            <text:p>FORMATION OF CONTRACTS</text:p>
          </table:table-cell>
          <table:table-cell table:number-columns-repeated="3"/>
        </table:table-row>
        <table:table-row table:style-name="ro2">
          <table:table-cell table:style-name="ce5" office:value-type="string">
            <text:p>1. Does UCC apply? </text:p>
          </table:table-cell>
          <table:table-cell table:number-columns-repeated="3"/>
        </table:table-row>
        <table:table-row table:style-name="ro2">
          <table:table-cell table:style-name="ce5" office:value-type="string">
            <text:p>2. Are the parties MERCHANTS? </text:p>
          </table:table-cell>
          <table:table-cell table:number-columns-repeated="3"/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. Was the offer a MERCHANT’S FIRM OFFER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. Was it an offer for a UNILATERAL CONTRACT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6. Was the communication (action) of [date] an (implied) ACCEPTANC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7. Did the VARYING TERMS become part of the contrac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8. Had the OFFER LAPSED before acceptance was attempted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9. Was the communication of [date] an EFFECTIVE ACCEPTANC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0. Was the communication of [date] an EFFECTIVE REJEC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1. Was the communication of [date] an EFFECTIVE REVOCATION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2. Was there an IMPLIED-IN-FACT CONTRAC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3. Is a WRITING needed?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NTRACT TERMS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4. What were the CONTRACT TERM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5. Was TIMELY PERFORMANCE a MATERIAL CONDI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6. Was Buyer SATISFACTION a MATERIAL CONDI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7. Does the PAROL EVIDENCE RULE bar evidence of other covenants and terms?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EFENSES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8. Can LACK OF INTENT be raised as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9. Is LACK OF CONSIDERATION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0. Was the need for a WRITING SATISFIED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1. Was the contract UNCONSCIONABLE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2. Is DURESS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3. Is FRAUD (or DECEIT)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4. Is INCAPACITY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5. Is ILLEGALITY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6. Is IMPOSSIBILITY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7. Is COMMERCIAL IMPRACTICABILITY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8. Is FRUSTRATION OF PURPOSE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9. Is MUTUAL MISTAKE a 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0. Is UNILATERAL MISTAKE a defense?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REACH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1. Was there an ANTICIPATORY BREACH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2. WAIVER of the breach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3. Was there a BREACH OF IMPLIED COVENA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4. BREACH? MAJOR OR MINO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5. EFFECT OF BREACH ON A DIVISIBLE CONTRAC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6. WAIVER of condi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7. Was there an ACCORD AND SATISFACTION?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HIRD PARTY BENEFICIARY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8. Is the plaintiff an INTENDED THIRD-PARTY BENEFICIAR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9. STANDING based on a VALID ASSIGNM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0. VALID DELEGATION of performance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1. Effect of ASSIGNMENT on CLAIMS AND DEFENSES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2. Effect of MODIFICATION AFTER ASSIGNMENT?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MEDIES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3. COMMON LAW REMEDY of the NON-BREACHING PAR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4. CONSEQUENTIAL DAMAGE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5. COMMON LAW REMEDY of the BREACHING PAR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6. UCC REMEDY of the NON-BREACHING BUYER?</text:p>
          </table:table-cell>
          <table:table-cell table:number-columns-repeated="3"/>
        </table:table-row>
        <table:table-row table:style-name="ro2">
          <table:table-cell table:style-name="ce5" office:value-type="string">
            <text:p>47. UCC REMEDY of the NON-BREACHING SELLER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8. UCC REMEDY of the BREACHING SELLE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9. Is the LIQUIDATED DAMAGES clause enforceabl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0. Was there an IMPLIED-IN-LAW CONTRACT?</text:p>
          </table:table-cell>
          <table:table-cell table:number-columns-repeated="3"/>
        </table:table-row>
        <table:table-row table:style-name="ro6">
          <table:table-cell table:style-name="ce3" office:value-type="string">
            <text:p>51. Can PROMISSORY ESTOPPEL be pled?</text:p>
          </table:table-cell>
          <table:table-cell table:number-columns-repeated="3"/>
        </table:table-row>
        <table:table-row table:style-name="ro6">
          <table:table-cell table:style-name="ce3" office:value-type="string">
            <text:p>52. Can DETRIMENTAL RELIANCE be pled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3. Is EQUITABLE RESTITUTION appropriat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4. Is SPECIFIC PERFORMANCE appropriate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55. CONSIDERA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6. MUTUAL ASSEN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Criminal Issues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1. SOLICITATI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. CONSPIRACY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3. CRIMINAL ASSAUL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. CRIMINAL BATTER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5. RAPE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6. ARSON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7. LARCEN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8. FALSE PRETENSES 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9. EMBEZZLEM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0. ROBBER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1. BURGLAR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2. RECEIVING STOLEN PROPERTY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13. ATTEMPTED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14. MURDE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5. MITIGATING FACTORS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6. VOLUNTARY MANSLAUGHTE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7. INVOLUNTARY MANSLAUGHTER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8. REDLINE RULE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19. KIDNAPPING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0. MISPRISION?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1. COMPOUNDING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2. ACCOMPLICE LIABILITY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text:p>23. DEFENSE of INFANC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4. DEFENSE of MISTAKE OF FAC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5. DEFENSE of LEGAL IMPOSSIBILI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6. DEFENSE of MISTAKE OF LAW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7. DEFENSE of FACTUAL IMPOSSIBILI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8. DEFENSE of WITHDRAWA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29. DEFENSE of INSANI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0. DEFENSE of CONS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1. DEFENSE of ENTRAPMENT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2. DEFENSE of DURESS?</text:p>
          </table:table-cell>
          <table:table-cell table:number-columns-repeated="3"/>
        </table:table-row>
        <table:table-row table:style-name="ro6">
          <table:table-cell table:style-name="ce3" office:value-type="string">
            <text:p>33. DEFENSEof NECESSITY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4. PREVENTION OF CRIME (AUTHORITY OF LAW)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5. SELF-DEFENSE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6. DEFENSE of OTHERS?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7. DEFENSE of PROPERTY?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3" office:value-type="string">
            <office:annotation draw:style-name="gr1" draw:text-style-name="P1" svg:width="2.0925in" svg:height="0.6803in" svg:x="6.0323in" svg:y="37.9547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  <table:table-cell table:number-columns-repeated="3"/>
        </table:table-row>
        <table:table-row table:style-name="ro2">
          <table:table-cell table:style-name="ce3" office:value-type="string">
            <text:p>39. DEFENSE OF INTOXIATION</text:p>
          </table:table-cell>
          <table:table-cell table:number-columns-repeated="3"/>
        </table:table-row>
        <table:table-row table:style-name="ro2" table:number-rows-repeated="104839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3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4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5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6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7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8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9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  <table:table table:name="Sheet10" table:style-name="ta1" table:print="false">
        <table:table-column table:style-name="co1" table:default-cell-style-name="ce3"/>
        <table:table-row table:style-name="ro1" table:number-rows-repeated="3">
          <table:table-cell table:style-name="ce1"/>
        </table:table-row>
        <table:table-row table:style-name="ro2">
          <table:table-cell table:style-name="ce2" office:value-type="string">
            <text:p>Tort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ASSAULT? </text:p>
          </table:table-cell>
        </table:table-row>
        <table:table-row table:style-name="ro2">
          <table:table-cell office:value-type="string">
            <text:p>2. BATTERY?</text:p>
          </table:table-cell>
        </table:table-row>
        <table:table-row table:style-name="ro2">
          <table:table-cell office:value-type="string">
            <text:p>3. CONVERSION?</text:p>
          </table:table-cell>
        </table:table-row>
        <table:table-row table:style-name="ro2">
          <table:table-cell office:value-type="string">
            <text:p>4. FALSE IMPRISONMENT?</text:p>
          </table:table-cell>
        </table:table-row>
        <table:table-row table:style-name="ro2">
          <table:table-cell office:value-type="string">
            <text:p>5. INTENTIONAL INFLICTION OF EMOTIONAL DISTRESS?</text:p>
          </table:table-cell>
        </table:table-row>
        <table:table-row table:style-name="ro2">
          <table:table-cell office:value-type="string">
            <text:p>6. TRESPASS TO LAND?</text:p>
          </table:table-cell>
        </table:table-row>
        <table:table-row table:style-name="ro2">
          <table:table-cell office:value-type="string">
            <text:p>7. TRESPASS TO CHATTELS?</text:p>
          </table:table-cell>
        </table:table-row>
        <table:table-row table:style-name="ro2">
          <table:table-cell office:value-type="string">
            <text:p>8. TRANSFERRED INTENT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9. DAMAGES for TORTS?</text:p>
          </table:table-cell>
        </table:table-row>
        <table:table-row table:style-name="ro2">
          <table:table-cell office:value-type="string">
            <text:p>10. DEFENSE of DISCIPLINE?</text:p>
          </table:table-cell>
        </table:table-row>
        <table:table-row table:style-name="ro2">
          <table:table-cell office:value-type="string">
            <text:p>11. DEFENSE of AUTHORITY OF LAW (PREVENTION OF CRIME)?</text:p>
          </table:table-cell>
        </table:table-row>
        <table:table-row table:style-name="ro2">
          <table:table-cell office:value-type="string">
            <text:p>12. DEFENSE of RECAPTURE?</text:p>
          </table:table-cell>
        </table:table-row>
        <table:table-row table:style-name="ro2">
          <table:table-cell office:value-type="string">
            <text:p>13. DEFENSE of NECESSITY?</text:p>
          </table:table-cell>
        </table:table-row>
        <table:table-row table:style-name="ro2">
          <table:table-cell office:value-type="string">
            <text:p>14. DEFENSE of CONSENT?</text:p>
          </table:table-cell>
        </table:table-row>
        <table:table-row table:style-name="ro2">
          <table:table-cell office:value-type="string">
            <text:p>15. DEFENSE of OTHERS?</text:p>
          </table:table-cell>
        </table:table-row>
        <table:table-row table:style-name="ro2">
          <table:table-cell office:value-type="string">
            <text:p>16. DEFENSE of PROPERTY? </text:p>
          </table:table-cell>
        </table:table-row>
        <table:table-row table:style-name="ro2">
          <table:table-cell office:value-type="string">
            <text:p>17. SELF-DEFENSE?</text:p>
          </table:table-cell>
        </table:table-row>
        <table:table-row table:style-name="ro2">
          <table:table-cell office:value-type="string">
            <text:p>18. DEFENSE of INFANCY, INSANITY or INCOMPETE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NEGLIGENCE?</text:p>
          </table:table-cell>
        </table:table-row>
        <table:table-row table:style-name="ro2">
          <table:table-cell office:value-type="string">
            <text:p>20. STRICT LIABILITY in NEGLIGENCE?</text:p>
          </table:table-cell>
        </table:table-row>
        <table:table-row table:style-name="ro2">
          <table:table-cell office:value-type="string">
            <text:p>21. DUTY?</text:p>
          </table:table-cell>
        </table:table-row>
        <table:table-row table:style-name="ro2">
          <table:table-cell office:value-type="string">
            <text:p>22. NEGLIGENCE PER SE?</text:p>
          </table:table-cell>
        </table:table-row>
        <table:table-row table:style-name="ro2">
          <table:table-cell office:value-type="string">
            <text:p>23. DUTY BASED ON PERIL? </text:p>
          </table:table-cell>
        </table:table-row>
        <table:table-row table:style-name="ro2">
          <table:table-cell office:value-type="string">
            <text:p>24. DUTY BASED ON PREMISES LIABILITY?</text:p>
          </table:table-cell>
        </table:table-row>
        <table:table-row table:style-name="ro2">
          <table:table-cell office:value-type="string">
            <text:p>25. ATTRACTIVE NUISANCE DOCTRINE?</text:p>
          </table:table-cell>
        </table:table-row>
        <table:table-row table:style-name="ro2">
          <table:table-cell office:value-type="string">
            <text:p>26. LIABILITY BASED ON RESCUER DOCTRINE / FIREMAN’S RULE?</text:p>
          </table:table-cell>
        </table:table-row>
        <table:table-row table:style-name="ro2">
          <table:table-cell office:value-type="string">
            <text:p>27. BREACH of duty?</text:p>
          </table:table-cell>
        </table:table-row>
        <table:table-row table:style-name="ro2">
          <table:table-cell office:value-type="string">
            <text:p>28. BREACH based on RES IPSA LOQUITUR?</text:p>
          </table:table-cell>
        </table:table-row>
        <table:table-row table:style-name="ro2">
          <table:table-cell office:value-type="string">
            <text:p>29. BREACH BASED ON NEGLIGENT ENTRUSTMENT?</text:p>
          </table:table-cell>
        </table:table-row>
        <table:table-row table:style-name="ro2">
          <table:table-cell office:value-type="string">
            <text:p>30. RESPONDEAT SUPERIOR?</text:p>
          </table:table-cell>
        </table:table-row>
        <table:table-row table:style-name="ro2">
          <table:table-cell office:value-type="string">
            <text:p>31. VICARIOUS LIABILITY for JOINT ENTERPRISE?</text:p>
          </table:table-cell>
        </table:table-row>
        <table:table-row table:style-name="ro2">
          <table:table-cell office:value-type="string">
            <text:p>32. LIABILITY for acts of an INDEPENDENT CONTRACTOR?</text:p>
          </table:table-cell>
        </table:table-row>
        <table:table-row table:style-name="ro2">
          <table:table-cell office:value-type="string">
            <text:p>33. The ACTUAL CAUSE or a SUBSTANTIAL FACTOR causing injury?</text:p>
          </table:table-cell>
        </table:table-row>
        <table:table-row table:style-name="ro2">
          <table:table-cell office:value-type="string">
            <text:p>34. PROXIMATE CAUSE?</text:p>
          </table:table-cell>
        </table:table-row>
        <table:table-row table:style-name="ro2">
          <table:table-cell office:value-type="string">
            <text:p>35. EGG SHELL PLAINTIFF?</text:p>
          </table:table-cell>
        </table:table-row>
        <table:table-row table:style-name="ro2">
          <table:table-cell office:value-type="string">
            <text:p>36. CONTRIBUTORY or COMPARATIVE NEGLIGENCE?</text:p>
          </table:table-cell>
        </table:table-row>
        <table:table-row table:style-name="ro2">
          <table:table-cell office:value-type="string">
            <text:p>37. ASSUMPTION OF THE RISK?</text:p>
          </table:table-cell>
        </table:table-row>
        <table:table-row table:style-name="ro2">
          <table:table-cell office:value-type="string">
            <text:p>38. NEGLIGENT INFLICTION OF EMOTIONAL DISTRESS (NIED)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9. PRODUCTS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0. DEFAMATION? 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1. FALSE LIGHT?</text:p>
          </table:table-cell>
        </table:table-row>
        <table:table-row table:style-name="ro2">
          <table:table-cell office:value-type="string">
            <text:p>42. APPROPRIATION of likeness?</text:p>
          </table:table-cell>
        </table:table-row>
        <table:table-row table:style-name="ro2">
          <table:table-cell office:value-type="string">
            <text:p>43. INTRUSION into the plaintiff’s solitude?</text:p>
          </table:table-cell>
        </table:table-row>
        <table:table-row table:style-name="ro2">
          <table:table-cell office:value-type="string">
            <text:p>44. PUBLIC DISCLOSURE OF PRIVATE FACTS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5. PRIVATE NUISANCE?</text:p>
          </table:table-cell>
        </table:table-row>
        <table:table-row table:style-name="ro2">
          <table:table-cell office:value-type="string">
            <text:p>46. PUBLIC NUISANC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47. MALICIOUS PROSECUTION?</text:p>
          </table:table-cell>
        </table:table-row>
        <table:table-row table:style-name="ro2">
          <table:table-cell office:value-type="string">
            <text:p>48. ABUSE OF PROCESS?</text:p>
          </table:table-cell>
        </table:table-row>
        <table:table-row table:style-name="ro2">
          <table:table-cell office:value-type="string">
            <text:p>49. ILLEGAL INTERFERENCE?</text:p>
          </table:table-cell>
        </table:table-row>
        <table:table-row table:style-name="ro2">
          <table:table-cell office:value-type="string">
            <text:p>50. DECEIT (or FRAUD or MISREPRESENTATION)?</text:p>
          </table:table-cell>
        </table:table-row>
        <table:table-row table:style-name="ro2">
          <table:table-cell office:value-type="string">
            <text:p>51. NONDISCLOSURE (CONCEALMENT)?</text:p>
          </table:table-cell>
        </table:table-row>
        <table:table-row table:style-name="ro2">
          <table:table-cell office:value-type="string">
            <text:p>52. TORT RESTITUTION ?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2" office:value-type="string">
            <text:p>ContractIssues</text:p>
          </table:table-cell>
        </table:table-row>
        <table:table-row table:style-name="ro2">
          <table:table-cell table:style-name="ce2" office:value-type="string">
            <text:p>FORMATION OF CONTRACTS</text:p>
          </table:table-cell>
        </table:table-row>
        <table:table-row table:style-name="ro2">
          <table:table-cell table:style-name="ce5" office:value-type="string">
            <text:p>1. Does UCC apply? </text:p>
          </table:table-cell>
        </table:table-row>
        <table:table-row table:style-name="ro2">
          <table:table-cell table:style-name="ce5" office:value-type="string">
            <text:p>2. Are the parties MERCHANTS? </text:p>
          </table:table-cell>
        </table:table-row>
        <table:table-row table:style-name="ro6">
          <table:table-cell table:style-name="ce5" office:value-type="string">
            <text:p>3. Was the communication of <text:span text:style-name="T2">[date] </text:span><text:span text:style-name="T3">an OFFER?</text:span></text:p>
          </table:table-cell>
        </table:table-row>
        <table:table-row table:style-name="ro2">
          <table:table-cell office:value-type="string">
            <text:p>4. Was the offer a MERCHANT’S FIRM OFFER? </text:p>
          </table:table-cell>
        </table:table-row>
        <table:table-row table:style-name="ro2">
          <table:table-cell office:value-type="string">
            <text:p>5. Was it an offer for a UNILATERAL CONTRACT? </text:p>
          </table:table-cell>
        </table:table-row>
        <table:table-row table:style-name="ro2">
          <table:table-cell office:value-type="string">
            <text:p>6. Was the communication (action) of [date] an (implied) ACCEPTANCE?</text:p>
          </table:table-cell>
        </table:table-row>
        <table:table-row table:style-name="ro2">
          <table:table-cell office:value-type="string">
            <text:p>7. Did the VARYING TERMS become part of the contract?</text:p>
          </table:table-cell>
        </table:table-row>
        <table:table-row table:style-name="ro2">
          <table:table-cell office:value-type="string">
            <text:p>8. Had the OFFER LAPSED before acceptance was attempted?</text:p>
          </table:table-cell>
        </table:table-row>
        <table:table-row table:style-name="ro2">
          <table:table-cell office:value-type="string">
            <text:p>9. Was the communication of [date] an EFFECTIVE ACCEPTANCE?</text:p>
          </table:table-cell>
        </table:table-row>
        <table:table-row table:style-name="ro2">
          <table:table-cell office:value-type="string">
            <text:p>10. Was the communication of [date] an EFFECTIVE REJECTION?</text:p>
          </table:table-cell>
        </table:table-row>
        <table:table-row table:style-name="ro2">
          <table:table-cell office:value-type="string">
            <text:p>11. Was the communication of [date] an EFFECTIVE REVOCATION? </text:p>
          </table:table-cell>
        </table:table-row>
        <table:table-row table:style-name="ro2">
          <table:table-cell office:value-type="string">
            <text:p>12. Was there an IMPLIED-IN-FACT CONTRACT?</text:p>
          </table:table-cell>
        </table:table-row>
        <table:table-row table:style-name="ro2">
          <table:table-cell office:value-type="string">
            <text:p>13. Is a WRITING needed?</text:p>
          </table:table-cell>
        </table:table-row>
        <table:table-row table:style-name="ro2">
          <table:table-cell table:style-name="ce2" office:value-type="string">
            <text:p>CONTRACT TERMS</text:p>
          </table:table-cell>
        </table:table-row>
        <table:table-row table:style-name="ro2">
          <table:table-cell office:value-type="string">
            <text:p>14. What were the CONTRACT TERMS?</text:p>
          </table:table-cell>
        </table:table-row>
        <table:table-row table:style-name="ro2">
          <table:table-cell office:value-type="string">
            <text:p>15. Was TIMELY PERFORMANCE a MATERIAL CONDITION?</text:p>
          </table:table-cell>
        </table:table-row>
        <table:table-row table:style-name="ro2">
          <table:table-cell office:value-type="string">
            <text:p>16. Was Buyer SATISFACTION a MATERIAL CONDITION?</text:p>
          </table:table-cell>
        </table:table-row>
        <table:table-row table:style-name="ro2">
          <table:table-cell office:value-type="string">
            <text:p>17. Does the PAROL EVIDENCE RULE bar evidence of other covenants and terms?</text:p>
          </table:table-cell>
        </table:table-row>
        <table:table-row table:style-name="ro2">
          <table:table-cell table:style-name="ce2" office:value-type="string">
            <text:p>DEFENSES</text:p>
          </table:table-cell>
        </table:table-row>
        <table:table-row table:style-name="ro2">
          <table:table-cell office:value-type="string">
            <text:p>18. Can LACK OF INTENT be raised as a defense?</text:p>
          </table:table-cell>
        </table:table-row>
        <table:table-row table:style-name="ro2">
          <table:table-cell office:value-type="string">
            <text:p>19. Is LACK OF CONSIDERATION a defense?</text:p>
          </table:table-cell>
        </table:table-row>
        <table:table-row table:style-name="ro2">
          <table:table-cell office:value-type="string">
            <text:p>20. Was the need for a WRITING SATISFIED? </text:p>
          </table:table-cell>
        </table:table-row>
        <table:table-row table:style-name="ro2">
          <table:table-cell office:value-type="string">
            <text:p>21. Was the contract UNCONSCIONABLE? </text:p>
          </table:table-cell>
        </table:table-row>
        <table:table-row table:style-name="ro2">
          <table:table-cell office:value-type="string">
            <text:p>22. Is DURESS a defense?</text:p>
          </table:table-cell>
        </table:table-row>
        <table:table-row table:style-name="ro2">
          <table:table-cell office:value-type="string">
            <text:p>23. Is FRAUD (or DECEIT) a defense?</text:p>
          </table:table-cell>
        </table:table-row>
        <table:table-row table:style-name="ro2">
          <table:table-cell office:value-type="string">
            <text:p>24. Is INCAPACITY a defense?</text:p>
          </table:table-cell>
        </table:table-row>
        <table:table-row table:style-name="ro2">
          <table:table-cell office:value-type="string">
            <text:p>25. Is ILLEGALITY a defense?</text:p>
          </table:table-cell>
        </table:table-row>
        <table:table-row table:style-name="ro2">
          <table:table-cell office:value-type="string">
            <text:p>26. Is IMPOSSIBILITY a defense?</text:p>
          </table:table-cell>
        </table:table-row>
        <table:table-row table:style-name="ro2">
          <table:table-cell office:value-type="string">
            <text:p>27. Is COMMERCIAL IMPRACTICABILITY a defense?</text:p>
          </table:table-cell>
        </table:table-row>
        <table:table-row table:style-name="ro2">
          <table:table-cell office:value-type="string">
            <text:p>28. Is FRUSTRATION OF PURPOSE a defense?</text:p>
          </table:table-cell>
        </table:table-row>
        <table:table-row table:style-name="ro2">
          <table:table-cell office:value-type="string">
            <text:p>29. Is MUTUAL MISTAKE a defense?</text:p>
          </table:table-cell>
        </table:table-row>
        <table:table-row table:style-name="ro2">
          <table:table-cell office:value-type="string">
            <text:p>30. Is UNILATERAL MISTAKE a defense?</text:p>
          </table:table-cell>
        </table:table-row>
        <table:table-row table:style-name="ro2">
          <table:table-cell table:style-name="ce2" office:value-type="string">
            <text:p>BREACH</text:p>
          </table:table-cell>
        </table:table-row>
        <table:table-row table:style-name="ro2">
          <table:table-cell office:value-type="string">
            <text:p>31. Was there an ANTICIPATORY BREACH?</text:p>
          </table:table-cell>
        </table:table-row>
        <table:table-row table:style-name="ro2">
          <table:table-cell office:value-type="string">
            <text:p>32. WAIVER of the breach?</text:p>
          </table:table-cell>
        </table:table-row>
        <table:table-row table:style-name="ro2">
          <table:table-cell office:value-type="string">
            <text:p>33. Was there a BREACH OF IMPLIED COVENANT?</text:p>
          </table:table-cell>
        </table:table-row>
        <table:table-row table:style-name="ro2">
          <table:table-cell office:value-type="string">
            <text:p>34. BREACH? MAJOR OR MINOR?</text:p>
          </table:table-cell>
        </table:table-row>
        <table:table-row table:style-name="ro2">
          <table:table-cell office:value-type="string">
            <text:p>35. EFFECT OF BREACH ON A DIVISIBLE CONTRACT?</text:p>
          </table:table-cell>
        </table:table-row>
        <table:table-row table:style-name="ro2">
          <table:table-cell office:value-type="string">
            <text:p>36. WAIVER of condition?</text:p>
          </table:table-cell>
        </table:table-row>
        <table:table-row table:style-name="ro2">
          <table:table-cell office:value-type="string">
            <text:p>37. Was there an ACCORD AND SATISFACTION?</text:p>
          </table:table-cell>
        </table:table-row>
        <table:table-row table:style-name="ro2">
          <table:table-cell table:style-name="ce2" office:value-type="string">
            <text:p>THIRD PARTY BENEFICIARY</text:p>
          </table:table-cell>
        </table:table-row>
        <table:table-row table:style-name="ro2">
          <table:table-cell office:value-type="string">
            <text:p>38. Is the plaintiff an INTENDED THIRD-PARTY BENEFICIARY?</text:p>
          </table:table-cell>
        </table:table-row>
        <table:table-row table:style-name="ro2">
          <table:table-cell office:value-type="string">
            <text:p>39. STANDING based on a VALID ASSIGNMENT?</text:p>
          </table:table-cell>
        </table:table-row>
        <table:table-row table:style-name="ro2">
          <table:table-cell office:value-type="string">
            <text:p>40. VALID DELEGATION of performance</text:p>
          </table:table-cell>
        </table:table-row>
        <table:table-row table:style-name="ro2">
          <table:table-cell office:value-type="string">
            <text:p>41. Effect of ASSIGNMENT on CLAIMS AND DEFENSES</text:p>
          </table:table-cell>
        </table:table-row>
        <table:table-row table:style-name="ro2">
          <table:table-cell office:value-type="string">
            <text:p>42. Effect of MODIFICATION AFTER ASSIGNMENT?</text:p>
          </table:table-cell>
        </table:table-row>
        <table:table-row table:style-name="ro2">
          <table:table-cell table:style-name="ce2" office:value-type="string">
            <text:p>REMEDIES</text:p>
          </table:table-cell>
        </table:table-row>
        <table:table-row table:style-name="ro2">
          <table:table-cell office:value-type="string">
            <text:p>43. COMMON LAW REMEDY of the NON-BREACHING PARTY?</text:p>
          </table:table-cell>
        </table:table-row>
        <table:table-row table:style-name="ro2">
          <table:table-cell office:value-type="string">
            <text:p>44. CONSEQUENTIAL DAMAGES?</text:p>
          </table:table-cell>
        </table:table-row>
        <table:table-row table:style-name="ro2">
          <table:table-cell office:value-type="string">
            <text:p>45. COMMON LAW REMEDY of the BREACHING PARTY?</text:p>
          </table:table-cell>
        </table:table-row>
        <table:table-row table:style-name="ro2">
          <table:table-cell office:value-type="string">
            <text:p>46. UCC REMEDY of the NON-BREACHING BUYER?</text:p>
          </table:table-cell>
        </table:table-row>
        <table:table-row table:style-name="ro2">
          <table:table-cell table:style-name="ce5" office:value-type="string">
            <text:p>47. UCC REMEDY of the NON-BREACHING SELLER? </text:p>
          </table:table-cell>
        </table:table-row>
        <table:table-row table:style-name="ro2">
          <table:table-cell office:value-type="string">
            <text:p>48. UCC REMEDY of the BREACHING SELLER?</text:p>
          </table:table-cell>
        </table:table-row>
        <table:table-row table:style-name="ro2">
          <table:table-cell office:value-type="string">
            <text:p>49. Is the LIQUIDATED DAMAGES clause enforceable?</text:p>
          </table:table-cell>
        </table:table-row>
        <table:table-row table:style-name="ro2">
          <table:table-cell office:value-type="string">
            <text:p>50. Was there an IMPLIED-IN-LAW CONTRACT?</text:p>
          </table:table-cell>
        </table:table-row>
        <table:table-row table:style-name="ro6">
          <table:table-cell office:value-type="string">
            <text:p>51. Can PROMISSORY ESTOPPEL be pled?</text:p>
          </table:table-cell>
        </table:table-row>
        <table:table-row table:style-name="ro6">
          <table:table-cell office:value-type="string">
            <text:p>52. Can DETRIMENTAL RELIANCE be pled?</text:p>
          </table:table-cell>
        </table:table-row>
        <table:table-row table:style-name="ro2">
          <table:table-cell office:value-type="string">
            <text:p>53. Is EQUITABLE RESTITUTION appropriate?</text:p>
          </table:table-cell>
        </table:table-row>
        <table:table-row table:style-name="ro2">
          <table:table-cell office:value-type="string">
            <text:p>54. Is SPECIFIC PERFORMANCE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55. CONSIDERATION?</text:p>
          </table:table-cell>
        </table:table-row>
        <table:table-row table:style-name="ro2">
          <table:table-cell office:value-type="string">
            <text:p>56. MUTUAL ASSENT?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2" office:value-type="string">
            <text:p>Criminal Issu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. SOLICITATION?</text:p>
          </table:table-cell>
        </table:table-row>
        <table:table-row table:style-name="ro2">
          <table:table-cell office:value-type="string">
            <text:p>2. CONSPIRAC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3. CRIMINAL ASSAULT?</text:p>
          </table:table-cell>
        </table:table-row>
        <table:table-row table:style-name="ro2">
          <table:table-cell office:value-type="string">
            <text:p>4. CRIMINAL BATTERY?</text:p>
          </table:table-cell>
        </table:table-row>
        <table:table-row table:style-name="ro2">
          <table:table-cell office:value-type="string">
            <text:p>5. RAP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6. ARSON?</text:p>
          </table:table-cell>
        </table:table-row>
        <table:table-row table:style-name="ro2">
          <table:table-cell office:value-type="string">
            <text:p>7. LARCENY?</text:p>
          </table:table-cell>
        </table:table-row>
        <table:table-row table:style-name="ro2">
          <table:table-cell office:value-type="string">
            <text:p>8. FALSE PRETENSES ?</text:p>
          </table:table-cell>
        </table:table-row>
        <table:table-row table:style-name="ro2">
          <table:table-cell office:value-type="string">
            <text:p>9. EMBEZZLEMENT?</text:p>
          </table:table-cell>
        </table:table-row>
        <table:table-row table:style-name="ro2">
          <table:table-cell office:value-type="string">
            <text:p>10. ROBBERY?</text:p>
          </table:table-cell>
        </table:table-row>
        <table:table-row table:style-name="ro2">
          <table:table-cell office:value-type="string">
            <text:p>11. BURGLARY?</text:p>
          </table:table-cell>
        </table:table-row>
        <table:table-row table:style-name="ro2">
          <table:table-cell office:value-type="string">
            <text:p>12. RECEIVING STOLEN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3. ATTEMPTED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4. MURDER?</text:p>
          </table:table-cell>
        </table:table-row>
        <table:table-row table:style-name="ro2">
          <table:table-cell office:value-type="string">
            <text:p>15. MITIGATING FACTORS? </text:p>
          </table:table-cell>
        </table:table-row>
        <table:table-row table:style-name="ro2">
          <table:table-cell office:value-type="string">
            <text:p>16. VOLUNTARY MANSLAUGHTER?</text:p>
          </table:table-cell>
        </table:table-row>
        <table:table-row table:style-name="ro2">
          <table:table-cell office:value-type="string">
            <text:p>17. INVOLUNTARY MANSLAUGHTER?</text:p>
          </table:table-cell>
        </table:table-row>
        <table:table-row table:style-name="ro2">
          <table:table-cell office:value-type="string">
            <text:p>18. REDLINE RULE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19. KIDNAPPING?</text:p>
          </table:table-cell>
        </table:table-row>
        <table:table-row table:style-name="ro2">
          <table:table-cell office:value-type="string">
            <text:p>20. MISPRISION? </text:p>
          </table:table-cell>
        </table:table-row>
        <table:table-row table:style-name="ro2">
          <table:table-cell office:value-type="string">
            <text:p>21. COMPOUNDING?</text:p>
          </table:table-cell>
        </table:table-row>
        <table:table-row table:style-name="ro2">
          <table:table-cell office:value-type="string">
            <text:p>22. ACCOMPLICE LIABILI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23. DEFENSE of INFANCY?</text:p>
          </table:table-cell>
        </table:table-row>
        <table:table-row table:style-name="ro2">
          <table:table-cell office:value-type="string">
            <text:p>24. DEFENSE of MISTAKE OF FACT?</text:p>
          </table:table-cell>
        </table:table-row>
        <table:table-row table:style-name="ro2">
          <table:table-cell office:value-type="string">
            <text:p>25. DEFENSE of LEGAL IMPOSSIBILITY?</text:p>
          </table:table-cell>
        </table:table-row>
        <table:table-row table:style-name="ro2">
          <table:table-cell office:value-type="string">
            <text:p>26. DEFENSE of MISTAKE OF LAW?</text:p>
          </table:table-cell>
        </table:table-row>
        <table:table-row table:style-name="ro2">
          <table:table-cell office:value-type="string">
            <text:p>27. DEFENSE of FACTUAL IMPOSSIBILITY?</text:p>
          </table:table-cell>
        </table:table-row>
        <table:table-row table:style-name="ro2">
          <table:table-cell office:value-type="string">
            <text:p>28. DEFENSE of WITHDRAWAL</text:p>
          </table:table-cell>
        </table:table-row>
        <table:table-row table:style-name="ro2">
          <table:table-cell office:value-type="string">
            <text:p>29. DEFENSE of INSANITY?</text:p>
          </table:table-cell>
        </table:table-row>
        <table:table-row table:style-name="ro2">
          <table:table-cell office:value-type="string">
            <text:p>30. DEFENSE of CONSENT?</text:p>
          </table:table-cell>
        </table:table-row>
        <table:table-row table:style-name="ro2">
          <table:table-cell office:value-type="string">
            <text:p>31. DEFENSE of ENTRAPMENT?</text:p>
          </table:table-cell>
        </table:table-row>
        <table:table-row table:style-name="ro2">
          <table:table-cell office:value-type="string">
            <text:p>32. DEFENSE of DURESS?</text:p>
          </table:table-cell>
        </table:table-row>
        <table:table-row table:style-name="ro6">
          <table:table-cell office:value-type="string">
            <text:p>33. DEFENSEof NECESSITY?</text:p>
          </table:table-cell>
        </table:table-row>
        <table:table-row table:style-name="ro2">
          <table:table-cell office:value-type="string">
            <text:p>34. PREVENTION OF CRIME (AUTHORITY OF LAW)?</text:p>
          </table:table-cell>
        </table:table-row>
        <table:table-row table:style-name="ro2">
          <table:table-cell office:value-type="string">
            <text:p>35. SELF-DEFENSE?</text:p>
          </table:table-cell>
        </table:table-row>
        <table:table-row table:style-name="ro2">
          <table:table-cell office:value-type="string">
            <text:p>36. DEFENSE of OTHERS?</text:p>
          </table:table-cell>
        </table:table-row>
        <table:table-row table:style-name="ro2">
          <table:table-cell office:value-type="string">
            <text:p>37. DEFENSE of PROPERTY?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office:annotation draw:style-name="gr1" draw:text-style-name="P1" svg:width="2.0925in" svg:height="0.6803in" svg:x="6.0323in" svg:y="36.8748in" draw:caption-point-x="-0.1898in" draw:caption-point-y="0.1291in">
              <dc:creator>K</dc:creator>
              <dc:date>2017-10-14T00:00:00</dc:date>
              <text:p text:style-name="P1">Microsoft Office User:</text:p>
              <text:p text:style-name="P1"><text:span text:style-name="T1">Malicious mischief is the malicious destruction of property.</text:span></text:p>
            </office:annotation>
            <text:p>38. Malicious mischief</text:p>
          </table:table-cell>
        </table:table-row>
        <table:table-row table:style-name="ro2">
          <table:table-cell office:value-type="string">
            <text:p>39. DEFENSE OF INTOXI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" svg:font-family="TimesNewRoman" style:font-pitch="variable"/>
    <style:font-face style:name="TimesNewRoman,Italic" svg:font-family="'TimesNewRoman,Italic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10/14/2017</text:date>, <text:time>06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Khanchandani</meta:initial-creator>
    <meta:creation-date>2017-10-14T05:33:53.43</meta:creation-date>
    <dc:date>2017-10-14T06:19:27.74</dc:date>
    <dc:creator>Manish Khanchandani</dc:creator>
    <meta:editing-duration>PT45M23S</meta:editing-duration>
    <meta:editing-cycles>24</meta:editing-cycles>
    <meta:generator>OpenOffice/4.1.3$Win32 OpenOffice.org_project/413m1$Build-9783</meta:generator>
    <meta:document-statistic meta:table-count="10" meta:cell-count="1565" meta:object-count="0"/>
  </office:meta>
</office:document-meta>
</file>